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4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David M. Piza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29, 1891</text:p>
      <text:p text:style-name="P5">Month<text:tab/><text:tab/><text:tab/><text:tab/><text:tab/><text:tab/>March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495 Lexington Ave,/</text:p>
      <text:p text:style-name="P3">New York, 29th March[/ inserted by author]91./</text:p>
      <text:p text:style-name="P2">Dear Dr. Morais,/</text:p>
      <text:p text:style-name="P2"><text:tab/>I regret that I was not/ timely aware of the fortieth anniversary/ of your induction into the ministry or/ I would have hastened to congratulate/ you on the occasion. <text:s/>It must be a/ source of great satisfaction to you to have/ always lived up to your duty; and I pray/ that you may enjoy many more years/ to witness the fructification of your work./ <text:s/>Notwithstanding the disappointments/ you have met with, it must afford you/</text:p>
      <text:p text:style-name="P2"/>
      <text:p text:style-name="P2">[Page 2]</text:p>
      <text:p text:style-name="P2">no little consolation to be assured by the/ Lord that "as the rain and the snow come/ down from heaven and return not thither,/ but water the earth, and render it fruit<text:span text:style-name="T2">˶</text:span><text:span text:style-name="T3">/ful, and cause it to bring forth plants;/ and give seed to the sower and bread to/ him that eateth: so shall ever be my/ word which goeth forth </text:span><text:soft-page-break/><text:span text:style-name="T3">from my mouth,/ it shall not return unto me without/ effect; but it accomplisheth what I desire,/ and it prospereth in that where to I have/ sent it." <text:s/>Sooner or later, you may there</text:span><text:span text:style-name="T2">˶</text:span><text:span text:style-name="T3">/for[sic!] expect to reap the reward of your/ labor in the cause of righteousness./</text:span></text:p>
      <text:p text:style-name="P2"><text:span text:style-name="T3"><text:tab/>Yours respectfully and truly,/</text:span></text:p>
      <text:p text:style-name="P2"><text:span text:style-name="T3"><text:tab/><text:tab/>David M. Piza./</text:span></text:p>
      <text:p text:style-name="P2"><text:span text:style-name="T3">Rev. Dr. S. Morais, Philadelphia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2:37:55.88</meta:creation-date>
    <dc:date>2011-11-23T12:45:05.53</dc:date>
    <dc:creator>Penn Libraries</dc:creator>
    <meta:editing-duration>PT00H07M0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377" meta:character-count="2445"/>
  </office:meta>
</office:document-meta>
</file>